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34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5.168cm"/>
    </style:style>
    <style:style style:name="co6" style:family="table-column">
      <style:table-column-properties fo:break-before="auto" style:column-width="3.7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false"/>
    </style:style>
    <style:style style:name="ro3" style:family="table-row">
      <style:table-row-properties style:row-height="0.1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fo:border="none"/>
      <style:text-properties style:font-name="Arimo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ccff"/>
      <style:text-properties style:font-name="Arimo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team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$nam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$attac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$defense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____________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load_strength($conn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get_attack(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get_defense()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Match_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$team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$team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$goals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$goals2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____________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y(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pdate_match(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Simul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$SimulationI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____________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imulate_round($round, $conn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4">04-12-2022</text:date>, <text:time>09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7T12:07:09.19</meta:creation-date>
    <dc:date>2022-12-04T09:15:27.42</dc:date>
    <meta:editing-duration>PT44M35S</meta:editing-duration>
    <meta:editing-cycles>4</meta:editing-cycles>
    <meta:generator>OpenOffice/4.1.5$Win32 OpenOffice.org_project/415m1$Build-9789</meta:generator>
    <meta:document-statistic meta:table-count="3" meta:cell-count="20" meta:object-count="0"/>
  </office:meta>
</office:document-meta>
</file>